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serif" svg:font-family="serif"/>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loext:opacity="100%" style:font-name="times new roman" fo:font-size="12pt" officeooo:rsid="0018e3cc" officeooo:paragraph-rsid="0018e3cc" style:font-size-asian="12pt" style:font-size-complex="12pt"/>
    </style:style>
    <style:style style:name="P2" style:family="paragraph" style:parent-style-name="Text_20_body">
      <style:text-properties fo:color="#000000" loext:opacity="100%" style:font-name="times new roman" fo:font-size="12pt" officeooo:rsid="0018e991" officeooo:paragraph-rsid="0018e991" style:font-size-asian="12pt" style:font-size-complex="12pt"/>
    </style:style>
    <style:style style:name="P3" style:family="paragraph" style:parent-style-name="Text_20_body">
      <style:text-properties fo:color="#000000" loext:opacity="100%" style:font-name="times new roman" fo:font-size="12pt" officeooo:paragraph-rsid="001a84bc" style:font-size-asian="12pt" style:font-size-complex="12pt"/>
    </style:style>
    <style:style style:name="P4" style:family="paragraph" style:parent-style-name="Text_20_body">
      <style:text-properties fo:color="#000000" loext:opacity="100%" style:font-name="times new roman" fo:font-size="12pt" officeooo:rsid="001be6b4" officeooo:paragraph-rsid="001be6b4" style:font-size-asian="12pt" style:font-size-complex="12pt"/>
    </style:style>
    <style:style style:name="P5" style:family="paragraph" style:parent-style-name="Text_20_body">
      <style:text-properties officeooo:rsid="001fa76e" officeooo:paragraph-rsid="001fa76e"/>
    </style:style>
    <style:style style:name="P6" style:family="paragraph" style:parent-style-name="Text_20_body">
      <style:text-properties officeooo:paragraph-rsid="001fa76e"/>
    </style:style>
    <style:style style:name="P7" style:family="paragraph" style:parent-style-name="Text_20_body">
      <style:text-properties officeooo:rsid="002336a9" officeooo:paragraph-rsid="002336a9"/>
    </style:style>
    <style:style style:name="P8" style:family="paragraph" style:parent-style-name="Text_20_body">
      <style:text-properties officeooo:paragraph-rsid="002336a9"/>
    </style:style>
    <style:style style:name="P9" style:family="paragraph" style:parent-style-name="Text_20_body">
      <style:text-properties officeooo:paragraph-rsid="002736bc"/>
    </style:style>
    <style:style style:name="P10" style:family="paragraph" style:parent-style-name="Text_20_body">
      <style:text-properties officeooo:rsid="002c469b" officeooo:paragraph-rsid="002c469b"/>
    </style:style>
    <style:style style:name="P11" style:family="paragraph" style:parent-style-name="Text_20_body">
      <style:text-properties officeooo:paragraph-rsid="002c469b"/>
    </style:style>
    <style:style style:name="P12" style:family="paragraph" style:parent-style-name="Text_20_body">
      <style:text-properties officeooo:rsid="002fddc7" officeooo:paragraph-rsid="002fddc7"/>
    </style:style>
    <style:style style:name="P13" style:family="paragraph" style:parent-style-name="Text_20_body">
      <style:text-properties officeooo:rsid="0031511e" officeooo:paragraph-rsid="0031511e"/>
    </style:style>
    <style:style style:name="P14" style:family="paragraph" style:parent-style-name="Text_20_body">
      <style:text-properties officeooo:rsid="00331172" officeooo:paragraph-rsid="00331172"/>
    </style:style>
    <style:style style:name="P15" style:family="paragraph" style:parent-style-name="Text_20_body">
      <style:text-properties officeooo:rsid="003352de" officeooo:paragraph-rsid="003352de"/>
    </style:style>
    <style:style style:name="P16" style:family="paragraph" style:parent-style-name="Text_20_body">
      <style:text-properties officeooo:rsid="00341c3b" officeooo:paragraph-rsid="00341c3b"/>
    </style:style>
    <style:style style:name="P17" style:family="paragraph" style:parent-style-name="Text_20_body">
      <style:text-properties officeooo:rsid="0034c270" officeooo:paragraph-rsid="0034c270"/>
    </style:style>
    <style:style style:name="P18" style:family="paragraph" style:parent-style-name="Text_20_body">
      <style:text-properties officeooo:rsid="0035b15b" officeooo:paragraph-rsid="0035b15b"/>
    </style:style>
    <style:style style:name="P19" style:family="paragraph" style:parent-style-name="Text_20_body">
      <style:text-properties officeooo:rsid="0036618d" officeooo:paragraph-rsid="0036618d"/>
    </style:style>
    <style:style style:name="P20" style:family="paragraph" style:parent-style-name="Text_20_body">
      <style:text-properties officeooo:rsid="0036c318" officeooo:paragraph-rsid="0036c318"/>
    </style:style>
    <style:style style:name="T1" style:family="text">
      <style:text-properties officeooo:rsid="0018e991"/>
    </style:style>
    <style:style style:name="T2" style:family="text">
      <style:text-properties officeooo:rsid="00196f59"/>
    </style:style>
    <style:style style:name="T3" style:family="text">
      <style:text-properties fo:font-weight="normal" style:font-weight-asian="normal" style:font-weight-complex="normal"/>
    </style:style>
    <style:style style:name="T4" style:family="text">
      <style:text-properties fo:font-weight="normal" officeooo:rsid="00196f59" style:font-weight-asian="normal" style:font-weight-complex="normal"/>
    </style:style>
    <style:style style:name="T5" style:family="text">
      <style:text-properties fo:font-weight="normal" officeooo:rsid="001d12d9"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officeooo:rsid="001fa76e"/>
    </style:style>
    <style:style style:name="T8" style:family="text">
      <style:text-properties officeooo:rsid="0020d55c"/>
    </style:style>
    <style:style style:name="T9" style:family="text">
      <style:text-properties style:font-name="serif" fo:font-size="10.5pt"/>
    </style:style>
    <style:style style:name="T10" style:family="text">
      <style:text-properties style:font-name="serif" fo:font-size="10.5pt" officeooo:rsid="002336a9"/>
    </style:style>
    <style:style style:name="T11" style:family="text">
      <style:text-properties style:font-name="serif" fo:font-size="10.5pt" officeooo:rsid="00258b41"/>
    </style:style>
    <style:style style:name="T12" style:family="text">
      <style:text-properties style:font-name="serif" fo:font-size="10.5pt" officeooo:rsid="002602cf"/>
    </style:style>
    <style:style style:name="T13" style:family="text">
      <style:text-properties style:font-name="serif" fo:font-size="10.5pt" officeooo:rsid="002736bc"/>
    </style:style>
    <style:style style:name="T14" style:family="text">
      <style:text-properties style:font-name="serif" fo:font-size="10.5pt" officeooo:rsid="00285420"/>
    </style:style>
    <style:style style:name="T15" style:family="text">
      <style:text-properties style:font-name="serif" fo:font-size="10.5pt" officeooo:rsid="002c46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d Entity Recognition without Gazetteers</text:h>
      <text:p text:style-name="P1">Andrei Mikheev, Marc Moens, Claire Grover</text:p>
      <text:p text:style-name="P2">« In a document collection annotated with Named Entity information you can more easily find documents about Java the programming langage without getting documents about Java the country of Java the coffee. »</text:p>
      <text:p text:style-name="P3"><text:span text:style-name="T1">« </text:span><text:span text:style-name="T2">One might think that Named Entity recognition could be done by using lists of (e.g.) names of people, places and organisations, but that is not the case. To begin with, the lists would be huge : it is estimated that there are 1.5 million unique sunames just in the U.S. It is not feasible to list all possible surnames in the world in a Named Entity recognition system. </text:span><text:span text:style-name="T4">There is a similar problem with company names. A list of all current companies worldwide would be huge, if at all available, and would immediately be out of date since new companies are formed all the time. In addition, company names can occur in variations: a list of company names might contain "The Royal Bank of Scotland plc", but that company might also be referred to as "The Royal Bank of Scotland", "The Royal" or "The Royal plc". These variations would all have to be listed as well. »</text:span></text:p>
      <text:p text:style-name="P4"><text:span text:style-name="T4">1</text:span><text:span text:style-name="T6">er</text:span><text:span text:style-name="T3"> cas : on fait des listes, pas besoin de connaissances grammaticales </text:span><text:span text:style-name="T5">mais maintenir la liste à jour</text:span></text:p>
      <text:h text:style-name="Heading_20_1" text:outline-level="1">Named Entity Recognitation Approaches</text:h>
      <text:p text:style-name="P5">Alireza Mansouri, Lilly Suriani Affendey, Ali Mamat</text:p>
      <text:p text:style-name="P5">« <text:span text:style-name="T8">NER involves two tasks, which is firstly the identificatoin of proper names in text, and secondly the classification of these names into a set of predefined categories of interest, such as person names, organizations (companies, government organisations, committees, etc), locations (cities, countries, rivers, etc), date and time expressions. »</text:span></text:p>
      <text:p text:style-name="P6"><text:span text:style-name="T7">« </text:span><text:span text:style-name="T9">Even though named entities are registered in the dictionary, it is not easy to decide their senses. Most problems in NER are that they have semantic (sense) ambiguity, on the other hand, a proper noun has Different senses according to the context [12]. For illustration, when is "The White house" an organization, and when is it a location? When is "June" a person name? And when is it a month name? Or in "He visited Bush at White House", here White House is a location", but in </text:span>“<text:span text:style-name="T9">White House announced the list of ministry candidate", White House is an organization. »</text:span></text:p>
      <text:p text:style-name="P7"><text:span text:style-name="T9">3 possibilités pour les trouver : hand-made rule-based NER, machine learning-based NER and Hybrid NER. </text:span></text:p>
      <text:p text:style-name="P8"><text:span text:style-name="T10">« </text:span><text:span text:style-name="T9">Hand-made Rule-based focuses on extracting names using lots of human-made rules set. Generally the systems consist of a set of patterns using grammatical (e.g. part of speech), syntactic (e.g. word precedence) and orthographic features (e.g. capitalization) in combination with dictionaries » → </text:span><text:span text:style-name="T11">FASTUS, </text:span><text:span text:style-name="T12">NYU</text:span></text:p>
      <text:p text:style-name="P9"><text:span text:style-name="T12">2 </text:span><text:span text:style-name="T13">types of machine learning-based NER : supervised and unsupervised. « </text:span><text:span text:style-name="T9">Supervised learning involves using a program that can learn to classify a given set of labeled examples that are made up of the same number of features. Each example is thus represented with respect to the different feature spaces. The learning process is called supervised, because the people who marked up the training examples are teaching the program the right distinctions. The supervised learning approach requires preparing labeled training data to construct a statistical </text:span><text:span text:style-name="T13">model, but it cannot achieve a good </text:span><text:soft-page-break/><text:span text:style-name="T13">performance without a large amount of training data, because of data sparseness problem. » → </text:span><text:span text:style-name="T14">Nymbel</text:span></text:p>
      <text:p text:style-name="P9"><text:span text:style-name="T14">In unsupervised learning, the goal of the program is to build representations from data. </text:span></text:p>
      <text:p text:style-name="P10"><text:span text:style-name="T14">H</text:span><text:span text:style-name="T9">ybrid : LTG system</text:span></text:p>
      <text:p text:style-name="P11"><text:span text:style-name="T15">The expressions to be annotated are unique identifiers of entities (organizations, persons, locations) ENAMEX, times (dates, times) TIMEX, and quantities (monetary values, percentages) NUMEX. The task is to identify all instances of the three types of </text:span><text:span text:style-name="T9">expressions in each text in the test set and to subcategorize the expressions (ENAMEX, TIMEX, and NUMEX)</text:span><text:span text:style-name="T15">.</text:span></text:p>
      <text:p text:style-name="P11"><text:span text:style-name="T15"/></text:p>
      <text:p text:style-name="P12"><text:span text:style-name="T15">E</text:span><text:span text:style-name="T9">valuation metric : </text:span></text:p>
      <text:p text:style-name="P13"><text:span text:style-name="T9">Il faut que l’outil reconnaisse le fonctionnement de la phrase et non seulement son apparence. Pour la reconnaissance de NUMEX, ça ne pose pas de problème de faire un simple scan de la phrase. Mais pour la reconnaissances d’ENAMEX, la tâche s’avère plus compliquée puisqu’une majuscule ne signifie pas nécessairement que c’est une entité nommée et la majuscule seule n’indique pas dans quelle catégorie d’ENAMEX la possible EN se trouve. </text:span></text:p>
      <text:p text:style-name="P14"><text:span text:style-name="T9">Precision = nombre de réponse correcte / nombre de réponse</text:span></text:p>
      <text:p text:style-name="P14"><text:span text:style-name="T9">Rappel = nombre de réponse correcte / nombre correcte de réponse dans le fichier modèle</text:span></text:p>
      <text:p text:style-name="P15"><text:span text:style-name="T9">F-mesure = R*P / 1/2(R+P)</text:span></text:p>
      <text:p text:style-name="P16"><text:span text:style-name="T9">Une réponse correcte c’est : l’EN est trouvée et son étiquette est juste (MUC-7)</text:span></text:p>
      <text:p text:style-name="P17"><text:span text:style-name="T9">Une réponse à moitié correcte c’est : une bonne étiquette mais une des limites de l’EN est fausse. </text:span></text:p>
      <text:p text:style-name="P18"><text:span text:style-name="T9">Portabilité : capacité pour un système NER de changer de domaine. </text:span></text:p>
      <text:p text:style-name="P18"><text:span text:style-name="T9"/></text:p>
      <text:h text:style-name="Heading_20_1" text:outline-level="1">The ConceptMapper Approach to Named Entity Recognition</text:h>
      <text:p text:style-name="P19">Michael Tanenblatt, Anni Coden, Igor Sominsky</text:p>
      <text:p text:style-name="P20">UIMA = Unstructured Information Management Architecture</text:p>
      <text:p text:style-name="P20"/>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serif" svg:font-family="serif"/>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8T14:17:53.119063592</meta:creation-date>
    <dc:date>2021-05-08T17:20:13.732214325</dc:date>
    <meta:editing-duration>PT1H57M9S</meta:editing-duration>
    <meta:editing-cycles>32</meta:editing-cycles>
    <meta:generator>LibreOffice/7.0.4.2$Linux_X86_64 LibreOffice_project/00$Build-2</meta:generator>
    <meta:document-statistic meta:table-count="0" meta:image-count="0" meta:object-count="0" meta:page-count="2" meta:paragraph-count="26" meta:word-count="787" meta:character-count="4854" meta:non-whitespace-character-count="4087"/>
  </office:meta>
</office:document-meta>
</file>